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text-properties fo:font-size="12pt" fo:language="de" fo:country="DE" style:font-size-asian="12pt" style:font-size-complex="12pt"/>
    </style:style>
    <style:style style:name="P6" style:family="paragraph" style:parent-style-name="Standard" style:list-style-name="L1">
      <style:text-properties fo:font-size="12pt" fo:language="en" fo:country="US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de" fo:country="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5"/><text:span text:style-name="T1">Анализ страницы: </text:span></text:p>
      <text:p text:style-name="P1"><text:span text:style-name="T1"/></text:p>
      <text:list xml:id="list944082064963301347" text:style-name="L1">
        <text:list-item>
          <text:p text:style-name="P3"><text:span text:style-name="T1">Этот сайт</text:span></text:p>
        </text:list-item>
        <text:list-item>
          <text:p text:style-name="P3"><text:span text:style-name="T1">Называется </text:span><text:span text:style-name="T2">logip, </text:span><text:span text:style-name="T1">у сайта свой логотип </text:span></text:p>
        </text:list-item>
        <text:list-item>
          <text:p text:style-name="P4">Под названием идут ссылочные строка, которые введут к другими функциям (опции) </text:p>
        </text:list-item>
        <text:list-item>
          <text:p text:style-name="P5">Margret Fletcher<text:span text:style-name="T1">- возможно кто-то искал ее по имени (Ссылка) , </text:span><text:span text:style-name="T2">img</text:span></text:p>
        </text:list-item>
        <text:list-item>
          <text:p text:style-name="P5"><text:span text:style-name="T1">Дата 27 (Текст)</text:span></text:p>
        </text:list-item>
        <text:list-item>
          <text:p text:style-name="P5"><text:span text:style-name="T1">Значки оповещения и троиточие (Иконки)</text:span></text:p>
        </text:list-item>
        <text:list-item>
          <text:p text:style-name="P5"><text:span text:style-name="T1">открытое окно с информацией о собеседника </text:span><text:span text:style-name="T2">(h2/3), </text:span><text:span text:style-name="T1">емайл (ссылка)</text:span></text:p>
        </text:list-item>
        <text:list-item>
          <text:p text:style-name="P5"><text:span text:style-name="T1">иконки/ кнопки для аудио -/ видеозвонка</text:span></text:p>
        </text:list-item>
        <text:list-item>
          <text:p text:style-name="P6">Team <text:span text:style-name="T3">(h2), <text:s/></text:span><text:span text:style-name="T1">ссылка и количество людей </text:span></text:p>
        </text:list-item>
        <text:list-item>
          <text:p text:style-name="P6"><text:span text:style-name="T1">ссылочные строка с именами и кнопку для отправки сообщения </text:span></text:p>
        </text:list-item>
        <text:list-item>
          <text:p text:style-name="P6"><text:span text:style-name="T1"/></text:p>
        </text:list-item>
      </text:list>
      <text:p text:style-name="P1"><text:span text:style-name="T1"/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pora dustova</meta:initial-creator>
    <meta:creation-date>2023-04-24T13:22:29.41</meta:creation-date>
    <meta:document-statistic meta:table-count="0" meta:image-count="0" meta:object-count="0" meta:page-count="1" meta:paragraph-count="11" meta:word-count="80" meta:character-count="478"/>
    <dc:date>2023-04-24T14:08:52.33</dc:date>
    <dc:creator>mohpora dustova</dc:creator>
    <meta:editing-duration>PT14M2S</meta:editing-duration>
    <meta:editing-cycles>1</meta:editing-cycles>
    <meta:generator>OpenOffice/4.1.8$Win32 OpenOffice.org_project/418m3$Build-9803</meta:generator>
  </office:meta>
</office:document-meta>
</file>